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3440c" officeooo:paragraph-rsid="0003440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3440c" officeooo:paragraph-rsid="0003440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3440c" officeooo:paragraph-rsid="0003440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4841d" officeooo:paragraph-rsid="0004841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3989" officeooo:paragraph-rsid="00053989" style:font-size-asian="10.5pt" style:font-weight-asian="normal" style:font-size-complex="12pt" style:font-weight-complex="normal"/>
    </style:style>
    <style:style style:name="T1" style:family="text">
      <style:text-properties officeooo:rsid="0004841d"/>
    </style:style>
    <style:style style:name="T2" style:family="text">
      <style:text-properties officeooo:rsid="000539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слуги психотерапевтов. <text:span text:style-name="T1">Исследование ц</text:span>ен.</text:p>
      <text:p text:style-name="P2"/>
      <text:p text:style-name="P1">День первый.</text:p>
      <text:p text:style-name="P3">Я намерен получить список всех психоаналитиков, которые зарегистрированы в Американской Психоаналитической Ассоциации и Североамериканской Психоаналитической Ассоциации. <text:span text:style-name="T2">Главной целью тут является электронная почта. </text:span>После того, как я загружу эти сведения, у меня два пути.</text:p>
      <text:p text:style-name="P3"/>
      <text:p text:style-name="P3">Первый — спросить их прямо о расценках. Для этого нужно просто объяснить, что проводишь исследование. Возможный недостаток заключается в том, что психоаналитики будут называть другие цены, не те, которые они устанавливают для пациентов.</text:p>
      <text:p text:style-name="P3"/>
      <text:p text:style-name="P3">Отсюда вытекает второй путь: нужно придумать себе сказку и написать, как будто я хочу стать их клиентом. Тогда у них не будет мотивов искажать свои расценки. Наконец, можно придумать еще один любопытный способ, который сам по себе является ответвленным исследованием.</text:p>
      <text:p text:style-name="P3"/>
      <text:p text:style-name="P3">Третий путь заключается в том, чтобы разделить весь список на две группы, случайно их перемешать и одной группе писать под легендой, а другой — прямо и без вуали. </text:p>
      <text:p text:style-name="P3"/>
      <text:p text:style-name="P4">Я решил отбросить нравственные соображения и выбрать третий путь. Он очевиден для меня. Во-первых, легенду все равно придется создавать, когда я буду работать с российскими психотерапевтами и как будто психотерапевтами. Я неизбежно буду прибегать к обману, и лишняя честность тут большой роли не сыграет. Второй довод в том, что подобный обман часто используют, чтобы провести психологический опыт. Испытуемый не должен знать его целей, поэтому его вводят в заблуждение. Другая группа психоаналитиков позволит бить сразу в нескольких направлениях. Такой же подход я буду исповедовать и для других школ психотерапии.</text:p>
      <text:p text:style-name="P4"/>
      <text:p text:style-name="P5">К спискам ассоциаций нужно прибавить психоаналитиков, которые в них не зарегистрированы. Для этого нужно призвать социальные сети. Программа будет считывать списки психоаналитических групп. После нужно будет приспосабливать личные сообщения под определенного человека, прежде всего под город, в котором он живет и работает. В личном сообщение я буду просить дать электронную почту, и задача будет сводиться к той, что описана выш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07:15:03.539365196</meta:creation-date>
    <dc:date>2017-05-16T07:39:56.602774602</dc:date>
    <meta:editing-duration>PT4M22S</meta:editing-duration>
    <meta:editing-cycles>1</meta:editing-cycles>
    <meta:document-statistic meta:table-count="0" meta:image-count="0" meta:object-count="0" meta:page-count="1" meta:paragraph-count="8" meta:word-count="286" meta:character-count="2037" meta:non-whitespace-character-count="1756"/>
    <meta:generator>LibreOffice/5.1.6.2$Linux_X86_64 LibreOffice_project/10m0$Build-2</meta:generator>
  </office:meta>
</office:document-meta>
</file>